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c484" officeooo:paragraph-rsid="0003c4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wo way Authentication For Data Encryption</text:p>
      <text:p text:style-name="P1"/>
      <text:p text:style-name="P1">Two-f <text:s/>actor authentication is a security mechanism that requires two types of credentials for authentication and is designed to provide an additional layer of validation, minimizing security breaches.</text:p>
      <text:p text:style-name="P1"/>
      <text:p text:style-name="P1">Two-factor authentication works with two separate security or validation mechanisms. Typically, one is a physical validation token, and one is a logical code or password. Both must be validated before accessing a secured service or product. Generally, an authenticating procedure requires a physical token or identity validation, followed by a logical password or personal identification number (PIN). 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3:29:19.886865492</meta:creation-date>
    <dc:date>2018-11-22T16:09:18.288038535</dc:date>
    <meta:editing-duration>PT1H19M27S</meta:editing-duration>
    <meta:editing-cycles>1</meta:editing-cycles>
    <meta:document-statistic meta:table-count="0" meta:image-count="0" meta:object-count="0" meta:page-count="1" meta:paragraph-count="3" meta:word-count="91" meta:character-count="645" meta:non-whitespace-character-count="555"/>
    <meta:generator>LibreOffice/6.1.2.1$Linux_X86_64 LibreOffice_project/10$Build-1</meta:generator>
  </office:meta>
</office:document-meta>
</file>